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93cm" fo:break-before="auto" style:use-optimal-row-height="true"/>
    </style:style>
    <style:style style:name="ro6" style:family="table-row">
      <style:table-row-properties style:row-height="0.584cm" fo:break-before="auto" style:use-optimal-row-height="false"/>
    </style:style>
    <style:style style:name="ro7" style:family="table-row">
      <style:table-row-properties style:row-height="0.617cm" fo:break-before="auto" style:use-optimal-row-height="true"/>
    </style:style>
    <style:style style:name="ro10" style:family="table-row">
      <style:table-row-properties style:row-height="0.453cm" fo:break-before="auto" style:use-optimal-row-height="false"/>
    </style:style>
    <style:style style:name="ro11" style:family="table-row">
      <style:table-row-properties style:row-height="0.6cm" fo:break-before="auto" style:use-optimal-row-height="true"/>
    </style:style>
    <style:style style:name="ro12" style:family="table-row">
      <style:table-row-properties style:row-height="2.081cm" fo:break-before="auto" style:use-optimal-row-height="true"/>
    </style:style>
    <style:style style:name="ro13" style:family="table-row">
      <style:table-row-properties style:row-height="1.164cm" fo:break-before="auto" style:use-optimal-row-height="true"/>
    </style:style>
    <style:style style:name="ro14" style:family="table-row">
      <style:table-row-properties style:row-height="2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18_19-17-26_000.jpg</text:p>
          </table:table-cell>
          <table:table-cell table:style-name="ce34" office:value-type="string">
            <text:p>:m :篠笛,shinobue #*# / session-memo / s.1:todays-melody,for=practice:dai-kan,tempo=slow,i.f.=~,notes=7`-4``-,Re+,other=~ \\\ s.2:todays-melody,for=scale:kan:hole:6-3h-2,key=C(h:2),i.f.=~,notes=2`-3`-3h`-6`-6h`-6`-3h,Re+,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:m :篠笛,shinobue #*# / session-memo / s.1:todays-melody,for=practice:dai-kan,tempo=slow,i.f.=~,notes=7`-4``-,Re+,other=~ \\\ s.2:todays-melody,for=scale:kan:hole:6-3h-2,key=C(h:2),i.f.=~,notes=2`-3`-3h`-6`-6h`-6`-3h,Re+,other=~">
            <text:p>:m :篠笛,shinobue #*# / session-memo / s.1:todays-melody,for=practice:dai-kan,tempo=slow,i.f.=~,notes=7`-4``-,Re+,other=~ \\\ s.2:todays-melody,for=scale:kan:hole:6-3h-2,key=C(h:2),i.f.=~,notes=2`-3`-3h`-6`-6h`-6`-3h,Re+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2">
            <text:p>2</text:p>
          </table:table-cell>
          <table:table-cell table:style-name="ce8" office:value-type="string">
            <text:p>2022-03-18_20-58-30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8" office:value-type="string">
            <text:p>2022-03-19_02-12-43_000.jpg</text:p>
          </table:table-cell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4">
            <text:p>4</text:p>
          </table:table-cell>
          <table:table-cell table:style-name="ce8" office:value-type="string">
            <text:p>2022-03-19_02-12-50_000.jpg</text:p>
          </table:table-cell>
          <table:table-cell table:style-name="ce25" office:value-type="string">
            <text:p>:m :PHOTO 寝た時刻 / 2022</text:p>
          </table:table-cell>
          <table:table-cell table:style-name="ce25" office:value-type="string">
            <text:p>:m :PHOTO 寝た時刻 / 2022</text:p>
          </table:table-cell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5">
            <text:p>5</text:p>
          </table:table-cell>
          <table:table-cell table:style-name="ce8" office:value-type="string">
            <text:p>2022-03-19_05-19-03_000.jpg</text:p>
          </table:table-cell>
          <table:table-cell table:style-name="ce27" office:value-type="string">
            <text:p>:m :PHOTO 起きた時刻（夜中） / 2022</text:p>
          </table:table-cell>
          <table:table-cell table:style-name="ce27" office:value-type="string">
            <text:p>:m :PHOTO 起きた時刻（夜中） / 2022</text:p>
          </table:table-cell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:PHOTO 起きた時刻（夜中） / 2022">
            <text:p>:m :PHOTO 起きた時刻（夜中）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7" office:value-type="float" office:value="6">
            <text:p>6</text:p>
          </table:table-cell>
          <table:table-cell table:style-name="ce8" office:value-type="string">
            <text:p>2022-03-19_08-07-13_000.jpg</text:p>
          </table:table-cell>
          <table:table-cell table:style-name="ce25" office:value-type="string">
            <text:p>:m :PHOTO 起きた時刻 / 2022</text:p>
          </table:table-cell>
          <table:table-cell table:style-name="ce25" office:value-type="string">
            <text:p>:m :PHOTO 起きた時刻 / 2022</text:p>
          </table:table-cell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 office:value-type="float" office:value="7">
            <text:p>7</text:p>
          </table:table-cell>
          <table:table-cell table:style-name="ce8" office:value-type="string">
            <text:p>2022-03-19_16-53-45_000.jpg</text:p>
          </table:table-cell>
          <table:table-cell table:style-name="ce34" office:value-type="string">
            <text:p>:m RES 1-2*3 / free# JVEMV6 68#_205:1 / 68. theoretical-physics(tp) / w=~,topics=回転系：運動方程式；ベクトル：成分表示；直行行列,other=calc+,s=~,i=~,doc=r-6-3~1.2#5;r-8-1~4.6;r-8-1~4.7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RES 1-2*3 / free# JVEMV6 68#_205:1 / 68. theoretical-physics(tp) / w=~,topics=回転系：運動方程式；ベクトル：成分表示；直行行列,other=calc+,s=~,i=~,doc=r-6-3~1.2#5;r-8-1~4.6;r-8-1~4.7">
            <text:p>:m RES 1-2*3 / free# JVEMV6 68#_205:1 / 68. theoretical-physics(tp) / w=~,topics=回転系：運動方程式；ベクトル：成分表示；直行行列,other=calc+,s=~,i=~,doc=r-6-3~1.2#5;r-8-1~4.6;r-8-1~4.7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 office:value-type="float" office:value="8">
            <text:p>8</text:p>
          </table:table-cell>
          <table:table-cell table:style-name="ce8" office:value-type="string">
            <text:p>2022-03-19_16-54-02_000.jpg</text:p>
          </table:table-cell>
          <table:table-cell table:style-name="ce34" office:value-type="string">
            <text:p>:m RES 3*3 / free# JVEMV6 68#_205:1 / 68. theoretical-physics(tp) / w=~,topics=回転系：運動方程式；行列式,other=calc+,s=~,i=~,doc=r-8-1~4.8,N+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:m RES 3*3 / free# JVEMV6 68#_205:1 / 68. theoretical-physics(tp) / w=~,topics=回転系：運動方程式；行列式,other=calc+,s=~,i=~,doc=r-8-1~4.8,N+">
            <text:p>:m RES 3*3 / free# JVEMV6 68#_205:1 / 68. theoretical-physics(tp) / w=~,topics=回転系：運動方程式；行列式,other=calc+,s=~,i=~,doc=r-8-1~4.8,N+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 office:value-type="float" office:value="9">
            <text:p>9</text:p>
          </table:table-cell>
          <table:table-cell table:style-name="ce8" office:value-type="string">
            <text:p>2022-03-19_17-10-48_000.jpg</text:p>
          </table:table-cell>
          <table:table-cell table:style-name="ce34" office:value-type="string">
            <text:p>:m #*# RES / JVEMV6 64#140-7.5 / 『大坂一件大塩平八郎存書』 / w=御同様～溢る々ゟ / p.~ / topic=~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string" office:string-value=":m #*# RES / JVEMV6 64#140-7.5 / 『大坂一件大塩平八郎存書』 / w=御同様～溢る々ゟ / p.~ / topic=~,other=~">
            <text:p>:m #*# RES / JVEMV6 64#140-7.5 / 『大坂一件大塩平八郎存書』 / w=御同様～溢る々ゟ / p.~ / topic=~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 office:value-type="float" office:value="10">
            <text:p>10</text:p>
          </table:table-cell>
          <table:table-cell table:style-name="ce8" office:value-type="string">
            <text:p>2022-03-19_19-01-19_000.jpg</text:p>
          </table:table-cell>
          <table:table-cell table:style-name="ce34" office:value-type="string">
            <text:p>:m :篠笛,shinobue #*# / session-memo / s.1:todays-melody,key=h:4,i.f.=~,Re+,other=sections:A~C \\\ s.2:todays-melody,i.f.=~,Re+,other=similar-to-1)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string" office:string-value=":m :篠笛,shinobue #*# / session-memo / s.1:todays-melody,key=h:4,i.f.=~,Re+,other=sections:A~C \\\ s.2:todays-melody,i.f.=~,Re+,other=similar-to-1)">
            <text:p>:m :篠笛,shinobue #*# / session-memo / s.1:todays-melody,key=h:4,i.f.=~,Re+,other=sections:A~C \\\ s.2:todays-melody,i.f.=~,Re+,other=similar-to-1)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7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7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6">
            <text:p>6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11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7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12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3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7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7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3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7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4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0">2022/03/20</text:date>, <text:time>10:32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20T10:32:49.77</dc:date>
    <dc:creator>iwabuchi ken</dc:creator>
    <meta:editing-duration>P44DT9H41M21S</meta:editing-duration>
    <meta:editing-cycles>14768</meta:editing-cycles>
    <meta:document-statistic meta:table-count="2" meta:cell-count="489" meta:object-count="0"/>
    <meta:user-defined meta:name="qrichtext">1</meta:user-defined>
  </office:meta>
</office:document-meta>
</file>